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2083in" table:align="left" fo:background-color="#356a95">
        <style:background-image/>
      </style:table-properties>
    </style:style>
    <style:style style:name="Table1.A" style:family="table-column">
      <style:table-column-properties style:column-width="0.8924in"/>
    </style:style>
    <style:style style:name="Table1.B" style:family="table-column">
      <style:table-column-properties style:column-width="4.316in"/>
    </style:style>
    <style:style style:name="Table1.A1" style:family="table-cell">
      <style:table-cell-properties style:vertical-align="middle" fo:padding="0.0194in" fo:border="none"/>
    </style:style>
    <style:style style:name="Table1.A2" style:family="table-cell">
      <style:table-cell-properties style:vertical-align="middle" fo:background-color="#ffffff" fo:padding="0.0194in" fo:border="none">
        <style:background-image/>
      </style:table-cell-properties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5.5729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5.5729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6.6931in" style:rel-width="100%" table:align="left"/>
    </style:style>
    <style:style style:name="Table4.A" style:family="table-column">
      <style:table-column-properties style:column-width="1.7729in" style:rel-column-width="17362*"/>
    </style:style>
    <style:style style:name="Table4.B" style:family="table-column">
      <style:table-column-properties style:column-width="4.9194in" style:rel-column-width="48172*"/>
    </style:style>
    <style:style style:name="Table4.B1" style:family="table-cell">
      <style:table-cell-properties style:vertical-align="middle"/>
    </style:style>
    <style:style style:name="P1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11ff71" style:font-name-asian="Noto Sans CJK TC Regular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13889c" style:font-name-asian="Noto Sans CJK TC Regular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174324" style:font-name-asian="Noto Sans CJK TC Regular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19662e" style:font-name-asian="Noto Sans CJK TC Regular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1b208e" style:font-name-asian="Noto Sans CJK TC Regular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oto Sans CJK TC Regular" fo:font-size="18pt" fo:font-weight="bold" officeooo:rsid="001cc605" officeooo:paragraph-rsid="0011ff71" style:font-name-asian="Noto Sans CJK TC Regular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11ff71" style:font-name-asian="Noto Sans CJK TC Regular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1ff71" style:font-name-asian="Noto Sans CJK TC Regular" style:font-size-asian="18pt" style:font-size-complex="18pt"/>
    </style:style>
    <style:style style:name="P9" style:family="paragraph" style:parent-style-name="Standard">
      <style:paragraph-properties fo:text-align="end" style:justify-single-word="false"/>
      <style:text-properties style:font-name="Noto Sans CJK TC Regular" fo:font-size="18pt" officeooo:rsid="0019ef12" officeooo:paragraph-rsid="0011ff71" style:font-name-asian="Noto Sans CJK TC Regular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Noto Sans CJK TC Regular" fo:font-size="22pt" fo:font-weight="bold" officeooo:rsid="001cc605" officeooo:paragraph-rsid="0011ff71" style:font-name-asian="Noto Sans CJK TC Regular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1ff71" officeooo:paragraph-rsid="0011ff71" style:font-name-asian="Noto Sans CJK TC Regular" style:font-size-asian="10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b208e" officeooo:paragraph-rsid="001b208e" style:font-name-asian="Noto Sans CJK TC Regular" style:font-size-asian="10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3889c" officeooo:paragraph-rsid="0013889c" style:font-name-asian="Noto Sans CJK TC Regular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74324" officeooo:paragraph-rsid="00174324" style:font-name-asian="Noto Sans CJK TC Regular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b208e" officeooo:paragraph-rsid="001b208e" style:font-name-asian="Noto Sans CJK TC Regular" style:font-size-asian="10pt" style:font-weight-asian="normal" style:font-size-complex="10pt" style:font-weight-complex="normal"/>
    </style:style>
    <style:style style:name="P16" style:family="paragraph" style:parent-style-name="Standard">
      <style:text-properties officeooo:rsid="001cc605" officeooo:paragraph-rsid="0011ff71"/>
    </style:style>
    <style:style style:name="P17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11ff71" officeooo:paragraph-rsid="0011ff71" style:font-name-asian="Noto Sans CJK TC Regular" style:font-size-asian="10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1b208e" officeooo:paragraph-rsid="001b208e" style:font-name-asian="Noto Sans CJK TC Regular" style:font-size-asian="10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13889c" officeooo:paragraph-rsid="0013889c" style:font-name-asian="Noto Sans CJK TC Regular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174324" officeooo:paragraph-rsid="00174324" style:font-name-asian="Noto Sans CJK TC Regular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174324" officeooo:paragraph-rsid="00174324" style:font-name-asian="Noto Sans CJK TC Regular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1b208e" officeooo:paragraph-rsid="001b208e" style:font-name-asian="Noto Sans CJK TC Regular" style:font-size-asian="10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b208e" officeooo:paragraph-rsid="001b208e" style:font-name-asian="Noto Sans CJK TC Regular" style:font-size-asian="10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b4ea3" officeooo:paragraph-rsid="001b4ea3" style:font-name-asian="Noto Sans CJK TC Regular" style:font-size-asian="10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c29eb" officeooo:paragraph-rsid="001c29eb" style:font-name-asian="Noto Sans CJK TC Regular" style:font-size-asian="10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Noto Sans CJK TC Regular" fo:font-size="14pt" fo:font-weight="bold" officeooo:rsid="001b4ea3" officeooo:paragraph-rsid="001b4ea3" style:font-name-asian="Noto Sans CJK TC Regular" style:font-size-asian="10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Noto Sans CJK TC Regular" fo:font-size="14pt" fo:font-weight="bold" officeooo:rsid="001b208e" officeooo:paragraph-rsid="001b208e" style:font-name-asian="Noto Sans CJK TC Regular" style:font-size-asian="10pt" style:font-weight-asian="bold" style:font-size-complex="18pt" style:font-weight-complex="bold"/>
    </style:style>
    <style:style style:name="P28" style:family="paragraph" style:parent-style-name="Table_20_Contents">
      <style:text-properties fo:color="#ffffff"/>
    </style:style>
    <style:style style:name="P29" style:family="paragraph" style:parent-style-name="Preformatted_20_Text">
      <style:paragraph-properties fo:text-align="start" style:justify-single-word="false"/>
      <style:text-properties style:font-name="Noto Sans CJK TC Regular" fo:font-size="10pt" fo:font-weight="bold" officeooo:rsid="001b208e" officeooo:paragraph-rsid="001f2d8c" style:font-name-asian="Noto Sans CJK TC Regular" style:font-size-asian="10pt" style:font-weight-asian="bold" style:font-size-complex="10pt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style:font-name="Noto Sans CJK TC Regular" fo:font-size="14pt" fo:font-weight="bold" officeooo:rsid="001b208e" officeooo:paragraph-rsid="001b208e" style:font-name-asian="Noto Sans CJK TC Regular" style:font-size-asian="10pt" style:font-weight-asian="bold" style:font-size-complex="18pt" style:font-weight-complex="bold"/>
    </style:style>
    <style:style style:name="T1" style:family="text">
      <style:text-properties officeooo:rsid="0011ff71"/>
    </style:style>
    <style:style style:name="T2" style:family="text">
      <style:text-properties fo:color="#0000ff"/>
    </style:style>
    <style:style style:name="T3" style:family="text">
      <style:text-properties fo:color="#0000ff" officeooo:rsid="00190186"/>
    </style:style>
    <style:style style:name="T4" style:family="text">
      <style:text-properties officeooo:rsid="00174324"/>
    </style:style>
    <style:style style:name="T5" style:family="text">
      <style:text-properties officeooo:rsid="001b208e"/>
    </style:style>
    <style:style style:name="T6" style:family="text">
      <style:text-properties officeooo:rsid="001c29eb"/>
    </style:style>
    <style:style style:name="T7" style:family="text">
      <style:text-properties fo:font-weight="bold"/>
    </style:style>
    <style:style style:name="T8" style:family="text">
      <style:text-properties style:font-style-asian="italic"/>
    </style:style>
    <style:style style:name="T9" style:family="text">
      <style:text-properties officeooo:rsid="001f2d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/>
      <text:p text:style-name="P10"><text:tab/>Xilinx Zynq FPGA,TI DSP,</text:p>
      <text:p text:style-name="P10">MCU 기반의</text:p>
      <text:p text:style-name="P10">프로그래밍 전문가 과정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>날 짜 : 2018 . 3. 2<text:span text:style-name="T1">8</text:span></text:p>
      <text:p text:style-name="P9"/>
      <text:p text:style-name="P8">강사 – Innova Lee(이상훈)</text:p>
      <text:p text:style-name="P8"><text:a xlink:type="simple" xlink:href="mailto:gcccompil3r@gmail.com" text:style-name="Internet_20_link" text:visited-style-name="Visited_20_Internet_20_Link">gcccompil3r@gmail.com</text:a></text:p>
      <text:p text:style-name="P8">학생 – 정한별</text:p>
      <text:p text:style-name="P8"><text:a xlink:type="simple" xlink:href="mailto:hanbulkr@gmail.com" text:style-name="Internet_20_link" text:visited-style-name="Visited_20_Internet_20_Link">hanbulkr@gmail.com</text:a></text:p>
      <text:p text:style-name="P8"/>
      <text:p text:style-name="P8"/>
      <text:p text:style-name="P1"><text:soft-page-break/>&lt;<text:span text:style-name="T1">adv_tech4.c</text:span>&gt;</text:p>
      <text:p text:style-name="P11">#include&lt;stdio.h&gt;</text:p>
      <text:p text:style-name="P11">#include&lt;stdlib.h&gt;</text:p>
      <text:p text:style-name="P11"/>
      <text:p text:style-name="P11">typedef struct</text:p>
      <text:p text:style-name="P11">{</text:p>
      <text:p text:style-name="P11"><text:tab/>int score;</text:p>
      <text:p text:style-name="P11"><text:tab/>char name[20];</text:p>
      <text:p text:style-name="P11">}ST;</text:p>
      <text:p text:style-name="P11"/>
      <text:p text:style-name="P17">// 위에는 쓰지 않는 구조체를 만든것이다.</text:p>
      <text:p text:style-name="P11"/>
      <text:p text:style-name="P11">typedef struct</text:p>
      <text:p text:style-name="P11">{</text:p>
      <text:p text:style-name="P11"><text:tab/>int count;</text:p>
      <text:p text:style-name="P11"><text:tab/>char name[20];</text:p>
      <text:p text:style-name="P17"><text:tab/>// 서버로 만든다. 정해진 크기를 먼저 할당해주고 </text:p>
      <text:p text:style-name="P17"><text:tab/>// 구조체의 끝이자 새로운 시작이다. 형체가 없는것, 주소는 있다.</text:p>
      <text:p text:style-name="P11"><text:tab/>int score[0]; <text:span text:style-name="T2">//인자가 0인 것은 주소는 있지만 형체가 없는 상태이다.</text:span></text:p>
      <text:p text:style-name="P11">}FLEX;</text:p>
      <text:p text:style-name="P11"/>
      <text:p text:style-name="P11">int main(void)</text:p>
      <text:p text:style-name="P11">{</text:p>
      <text:p text:style-name="P17"><text:tab/>// 할당받는 속도가 없어진다. 그래서빨라진다.</text:p>
      <text:p text:style-name="P17"><text:tab/>// 원래는 할당받고 해제하는시간때매 느려지고 그런다.</text:p>
      <text:p text:style-name="P17"><text:tab/>// 여러개를 한다고 하면 엄청 동적할당을 한다. </text:p>
      <text:p text:style-name="P17"><text:tab/>// 그래서 10만개 정도 돌리면 안되는데</text:p>
      <text:p text:style-name="P17"><text:tab/>// 미리 정해주면 안좋은 점은 이미 있던 메모리를 칠 수도 있다.</text:p>
      <text:p text:style-name="P11"><text:tab/>FLEX *p = (FLEX*)malloc(4096);</text:p>
      <text:p text:style-name="P11"><text:tab/>int i = 0;</text:p>
      <text:p text:style-name="P11"><text:tab/>p-&gt;score[0] = 0;</text:p>
      <text:p text:style-name="P11">//<text:tab/>p-&gt;score[1] = 20;</text:p>
      <text:p text:style-name="P11">//<text:tab/>printf("%d",sizeof(FLEX));</text:p>
      <text:p text:style-name="P11"/>
      <text:p text:style-name="P11"/>
      <text:p text:style-name="P11"><text:tab/>for(i = 0 ;i &lt;100 ;i++){</text:p>
      <text:p text:style-name="P11"><text:tab/><text:tab/>p-&gt;score[i] = i+1;</text:p>
      <text:p text:style-name="P11"><text:tab/><text:tab/>printf("%d\n",p-&gt;score[i]);</text:p>
      <text:p text:style-name="P11"><text:tab/>}</text:p>
      <text:p text:style-name="P11"><text:tab/>return 0;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oft-page-break/>&lt;<text:span text:style-name="T1">adv_queue.c</text:span>&gt;</text:p>
      <text:p text:style-name="P13">#include &lt;time.h&gt;</text:p>
      <text:p text:style-name="P13">#include &lt;stdio.h&gt;</text:p>
      <text:p text:style-name="P13">#include &lt;stdlib.h&gt;</text:p>
      <text:p text:style-name="P13">#include &lt;stdbool.h&gt;</text:p>
      <text:p text:style-name="P13"/>
      <text:p text:style-name="P13">typedef struct</text:p>
      <text:p text:style-name="P13">{</text:p>
      <text:p text:style-name="P13"><text:tab/>int data;</text:p>
      <text:p text:style-name="P13"><text:tab/>int idx;</text:p>
      <text:p text:style-name="P13">}</text:p>
      <text:p text:style-name="P13">queue;</text:p>
      <text:p text:style-name="P13"/>
      <text:p text:style-name="P13">typedef struct</text:p>
      <text:p text:style-name="P13">{</text:p>
      <text:p text:style-name="P13"/>
      <text:p text:style-name="P13"><text:tab/>int full_num;<text:span text:style-name="T2"> // enqueue 된 끝값</text:span></text:p>
      <text:p text:style-name="P13"><text:tab/>int free_num; <text:span text:style-name="T2">// 지울때 인덱스값</text:span></text:p>
      <text:p text:style-name="P13"><text:tab/>int total; <text:span text:style-name="T2">// 메모리 크기?</text:span></text:p>
      <text:p text:style-name="P13"><text:tab/>int cur_idx; <text:span text:style-name="T2">// 현재 인덱스 값</text:span></text:p>
      <text:p text:style-name="P13"><text:tab/><text:span text:style-name="T2">// free idx</text:span></text:p>
      <text:p text:style-name="P13"><text:tab/>int free[1024];</text:p>
      <text:p text:style-name="P13"><text:tab/>int total_free;</text:p>
      <text:p text:style-name="P13"><text:tab/><text:span text:style-name="T2">// 진짜 저장되고 돌릴 배열</text:span></text:p>
      <text:p text:style-name="P13"><text:tab/>queue head[0];</text:p>
      <text:p text:style-name="P13">}</text:p>
      <text:p text:style-name="P13">manager;</text:p>
      <text:p text:style-name="P13"/>
      <text:p text:style-name="P13">bool is_dup(int *arr, int cur_idx)</text:p>
      <text:p text:style-name="P13">{</text:p>
      <text:p text:style-name="P13"><text:tab/>int i, tmp = arr[cur_idx];</text:p>
      <text:p text:style-name="P13"/>
      <text:p text:style-name="P13"><text:tab/>for(i = 0; i &lt; cur_idx; i++)</text:p>
      <text:p text:style-name="P13"><text:tab/><text:tab/>if(tmp == arr[i])</text:p>
      <text:p text:style-name="P13"><text:tab/><text:tab/><text:tab/>return true;</text:p>
      <text:p text:style-name="P13"/>
      <text:p text:style-name="P13"><text:tab/>return false;</text:p>
      <text:p text:style-name="P13">}</text:p>
      <text:p text:style-name="P13"/>
      <text:p text:style-name="P13">void init_data(int *data, int size)</text:p>
      <text:p text:style-name="P13">{</text:p>
      <text:p text:style-name="P13"><text:tab/>int i;</text:p>
      <text:p text:style-name="P13"/>
      <text:p text:style-name="P13"><text:tab/>for(i = 0; i &lt; size; i++)</text:p>
      <text:p text:style-name="P13"><text:tab/>{</text:p>
      <text:p text:style-name="P13">redo:</text:p>
      <text:p text:style-name="P13"><text:tab/><text:tab/>data[i] = rand() % 100 + 1;</text:p>
      <text:p text:style-name="P13"/>
      <text:p text:style-name="P13"><text:soft-page-break/><text:tab/><text:tab/>if(is_dup(data, i))</text:p>
      <text:p text:style-name="P13"><text:tab/><text:tab/>{</text:p>
      <text:p text:style-name="P13"><text:tab/><text:tab/><text:tab/>printf("%d dup! redo rand()\n", data[i]);</text:p>
      <text:p text:style-name="P13"><text:tab/><text:tab/><text:tab/>goto redo;</text:p>
      <text:p text:style-name="P13"><text:tab/><text:tab/>}</text:p>
      <text:p text:style-name="P13"><text:tab/>}</text:p>
      <text:p text:style-name="P13">}</text:p>
      <text:p text:style-name="P13"/>
      <text:p text:style-name="P13">void print_arr(int *arr, int size)</text:p>
      <text:p text:style-name="P13">{</text:p>
      <text:p text:style-name="P13"><text:tab/>int i;</text:p>
      <text:p text:style-name="P13"/>
      <text:p text:style-name="P13"><text:tab/>for(i = 0; i &lt; size; i++)</text:p>
      <text:p text:style-name="P13"><text:tab/><text:tab/>printf("arr[%d] = %d\n", i, arr[i]);</text:p>
      <text:p text:style-name="P13">}</text:p>
      <text:p text:style-name="P13"/>
      <text:p text:style-name="P13">void init_manager(manager *m, int alloc_size)</text:p>
      <text:p text:style-name="P13">{</text:p>
      <text:p text:style-name="P13"><text:tab/>m-&gt;full_num = 0;</text:p>
      <text:p text:style-name="P19"><text:tab/>// 12: full_num, free_num, cur_idx</text:p>
      <text:p text:style-name="P19"><text:tab/>// 8: data, idx</text:p>
      <text:p text:style-name="P19"><text:tab/>// 할당할수 있는 개수는 1533이다</text:p>
      <text:p text:style-name="P19"><text:tab/>// alloc_size = (4096*4 / 4 -1029)/2</text:p>
      <text:p text:style-name="P13"><text:tab/>m-&gt;free_num = (alloc_size / sizeof(int) - 1029) / 2;</text:p>
      <text:p text:style-name="P13"><text:tab/>m-&gt;total = (alloc_size / sizeof(int) - 1029) / 2;</text:p>
      <text:p text:style-name="P13"><text:tab/>m-&gt;cur_idx = 0;</text:p>
      <text:p text:style-name="P13">}</text:p>
      <text:p text:style-name="P13"/>
      <text:p text:style-name="P13">void print_manager_info(manager *m)</text:p>
      <text:p text:style-name="P13">{</text:p>
      <text:p text:style-name="P13"><text:tab/>int i;</text:p>
      <text:p text:style-name="P13"/>
      <text:p text:style-name="P13"><text:tab/>printf("m-&gt;full_num = %d\n", m-&gt;full_num);</text:p>
      <text:p text:style-name="P13"><text:tab/>printf("m-&gt;free_num = %d\n", m-&gt;free_num);</text:p>
      <text:p text:style-name="P13"><text:tab/>printf("m-&gt;total = %d\n", m-&gt;total);</text:p>
      <text:p text:style-name="P13"><text:tab/>printf("m-&gt;cur_idx = %d\n", m-&gt;cur_idx);</text:p>
      <text:p text:style-name="P13"><text:tab/>printf("m-&gt;total_free = %d\n", m-&gt;total_free);</text:p>
      <text:p text:style-name="P13"/>
      <text:p text:style-name="P13"><text:tab/>for(i = 0; i &lt; m-&gt;total_free; i++)</text:p>
      <text:p text:style-name="P13"><text:tab/><text:tab/>printf("m-&gt;free = %d\t", m-&gt;free[i]);</text:p>
      <text:p text:style-name="P13"/>
      <text:p text:style-name="P13"><text:tab/>printf("\n");</text:p>
      <text:p text:style-name="P13">}</text:p>
      <text:p text:style-name="P13"/>
      <text:p text:style-name="P13">void enqueue(manager *m, int data)</text:p>
      <text:p text:style-name="P13">{</text:p>
      <text:p text:style-name="P13"><text:tab/>m-&gt;head[m-&gt;cur_idx].data = data;</text:p>
      <text:p text:style-name="P13"><text:tab/>m-&gt;head[m-&gt;cur_idx++].idx = m-&gt;cur_idx;</text:p>
      <text:p text:style-name="P13"><text:tab/>m-&gt;free_num--;</text:p>
      <text:p text:style-name="P13"><text:soft-page-break/><text:tab/>m-&gt;full_num++;</text:p>
      <text:p text:style-name="P13">}</text:p>
      <text:p text:style-name="P13"/>
      <text:p text:style-name="P13">void dequeue(manager *m, int data)</text:p>
      <text:p text:style-name="P13">{</text:p>
      <text:p text:style-name="P13"><text:tab/>int i;</text:p>
      <text:p text:style-name="P13"/>
      <text:p text:style-name="P13"><text:tab/>for(i = 0; i &lt; m-&gt;full_num; i++)</text:p>
      <text:p text:style-name="P13"><text:tab/>{</text:p>
      <text:p text:style-name="P13"><text:tab/><text:tab/>if(m-&gt;head[i].data == data)</text:p>
      <text:p text:style-name="P13"><text:tab/><text:tab/>{</text:p>
      <text:p text:style-name="P13"><text:tab/><text:tab/><text:tab/>m-&gt;head[i].data = 0;</text:p>
      <text:p text:style-name="P13"><text:tab/><text:tab/><text:tab/>m-&gt;head[i - 1].idx = m-&gt;head[i].idx;</text:p>
      <text:p text:style-name="P13"><text:tab/><text:tab/><text:tab/>m-&gt;free_num++;</text:p>
      <text:p text:style-name="P13"><text:tab/><text:tab/><text:tab/>m-&gt;full_num--;</text:p>
      <text:p text:style-name="P13"><text:tab/><text:tab/><text:tab/>m-&gt;free[m-&gt;total_free++] = i;</text:p>
      <text:p text:style-name="P13"><text:tab/><text:tab/>}</text:p>
      <text:p text:style-name="P13"><text:tab/>}</text:p>
      <text:p text:style-name="P13">}</text:p>
      <text:p text:style-name="P13"/>
      <text:p text:style-name="P13">void print_queue(manager *m)</text:p>
      <text:p text:style-name="P13">{</text:p>
      <text:p text:style-name="P13"><text:tab/>int i = 0;</text:p>
      <text:p text:style-name="P13"><text:tab/>int flag = 0;</text:p>
      <text:p text:style-name="P13"><text:tab/>int tmp = i; // m-&gt;head[i].idx;</text:p>
      <text:p text:style-name="P13"/>
      <text:p text:style-name="P13"><text:tab/>printf("print_queue\n");</text:p>
      <text:p text:style-name="P13"/>
      <text:p text:style-name="P13">#if 0</text:p>
      <text:p text:style-name="P13"><text:tab/>for(; !(m-&gt;head[tmp].data);)</text:p>
      <text:p text:style-name="P13"><text:tab/><text:tab/>tmp = m-&gt;head[tmp].idx;</text:p>
      <text:p text:style-name="P13">#endif</text:p>
      <text:p text:style-name="P13"/>
      <text:p text:style-name="P13"><text:tab/>while(m-&gt;head[tmp].data)</text:p>
      <text:p text:style-name="P13"><text:tab/>{</text:p>
      <text:p text:style-name="P13"><text:tab/><text:tab/>printf("data = %d, cur_idx = %d\n", m-&gt;head[tmp].data, tmp);</text:p>
      <text:p text:style-name="P13"><text:tab/><text:tab/>printf("idx = %d\n", m-&gt;head[tmp].idx);</text:p>
      <text:p text:style-name="P13"/>
      <text:p text:style-name="P13"><text:tab/><text:tab/>for(; !(m-&gt;head[tmp].data);)</text:p>
      <text:p text:style-name="P13"><text:tab/><text:tab/>{</text:p>
      <text:p text:style-name="P13"><text:tab/><text:tab/><text:tab/>tmp = m-&gt;head[tmp].idx;</text:p>
      <text:p text:style-name="P13"><text:tab/><text:tab/><text:tab/>flag = 1;</text:p>
      <text:p text:style-name="P13"><text:tab/><text:tab/>}</text:p>
      <text:p text:style-name="P13"/>
      <text:p text:style-name="P13"><text:tab/><text:tab/>if(!flag)</text:p>
      <text:p text:style-name="P13"><text:tab/><text:tab/><text:tab/>tmp = m-&gt;head[tmp].idx;</text:p>
      <text:p text:style-name="P13"/>
      <text:p text:style-name="P13"><text:tab/><text:tab/>flag = 0;</text:p>
      <text:p text:style-name="P13"><text:tab/>}</text:p>
      <text:p text:style-name="P13"><text:soft-page-break/>}</text:p>
      <text:p text:style-name="P13"/>
      <text:p text:style-name="P13">bool is_it_full(manager *m)</text:p>
      <text:p text:style-name="P13">{</text:p>
      <text:p text:style-name="P13"><text:tab/>if(m-&gt;full_num &lt; m-&gt;cur_idx)</text:p>
      <text:p text:style-name="P13"><text:tab/><text:tab/>return true;</text:p>
      <text:p text:style-name="P13"/>
      <text:p text:style-name="P13"><text:tab/>return false;</text:p>
      <text:p text:style-name="P13">}</text:p>
      <text:p text:style-name="P13"/>
      <text:p text:style-name="P13">void enqueue_with_free(manager *m, int data)</text:p>
      <text:p text:style-name="P13">{</text:p>
      <text:p text:style-name="P13"><text:tab/>/*</text:p>
      <text:p text:style-name="P13"><text:tab/><text:tab/><text:tab/>m-&gt;head[i].data = 0;</text:p>
      <text:p text:style-name="P13"><text:tab/><text:tab/><text:tab/>m-&gt;head[i - 1].idx = m-&gt;head[i].idx;</text:p>
      <text:p text:style-name="P13"><text:tab/><text:tab/><text:tab/>m-&gt;free_num++;</text:p>
      <text:p text:style-name="P13"><text:tab/><text:tab/><text:tab/>m-&gt;full_num--;</text:p>
      <text:p text:style-name="P13"><text:tab/><text:tab/><text:tab/>m-&gt;free[m-&gt;total_free++] = i;</text:p>
      <text:p text:style-name="P13"><text:tab/>*/</text:p>
      <text:p text:style-name="P13"/>
      <text:p text:style-name="P13"><text:tab/>m-&gt;head[m-&gt;cur_idx - 1].idx = m-&gt;free[m-&gt;total_free - 1];</text:p>
      <text:p text:style-name="P13"><text:tab/>m-&gt;total_free--;</text:p>
      <text:p text:style-name="P13"><text:tab/>m-&gt;head[m-&gt;free[m-&gt;total_free]].data = data;</text:p>
      <text:p text:style-name="P13"><text:tab/>m-&gt;head[m-&gt;free[m-&gt;total_free]].idx = m-&gt;free[m-&gt;total_free - 1];</text:p>
      <text:p text:style-name="P13"/>
      <text:p text:style-name="P13"><text:tab/>if(!(m-&gt;total_free - 1 &lt; 0))</text:p>
      <text:p text:style-name="P13"><text:tab/><text:tab/>m-&gt;head[m-&gt;free[m-&gt;total_free]].idx = m-&gt;free[m-&gt;total_free - 1];</text:p>
      <text:p text:style-name="P13"><text:tab/>else</text:p>
      <text:p text:style-name="P13"><text:tab/><text:tab/>printf("Need more memory\n");</text:p>
      <text:p text:style-name="P13"/>
      <text:p text:style-name="P13"><text:tab/>m-&gt;free_num--;</text:p>
      <text:p text:style-name="P13"><text:tab/>m-&gt;full_num++;</text:p>
      <text:p text:style-name="P13">}</text:p>
      <text:p text:style-name="P13"/>
      <text:p text:style-name="P13">int main(void)</text:p>
      <text:p text:style-name="P13">{</text:p>
      <text:p text:style-name="P13"><text:tab/>int i;</text:p>
      <text:p text:style-name="P13"><text:tab/>bool is_full;</text:p>
      <text:p text:style-name="P13"><text:tab/><text:span text:style-name="T2">// 4096을 할당한다.</text:span></text:p>
      <text:p text:style-name="P13"><text:tab/>int alloc_size = 1 &lt;&lt; 12;</text:p>
      <text:p text:style-name="P13"><text:tab/>int data[10] = {0};</text:p>
      <text:p text:style-name="P13"><text:tab/>int size = sizeof(data) / sizeof(int);</text:p>
      <text:p text:style-name="P13"/>
      <text:p text:style-name="P13"><text:tab/>srand(time(NULL));</text:p>
      <text:p text:style-name="P13"><text:tab/>init_data(data, size);</text:p>
      <text:p text:style-name="P13"><text:tab/>print_arr(data, size);</text:p>
      <text:p text:style-name="P13"/>
      <text:p text:style-name="P19"><text:tab/>// 메모리를 할당한다.</text:p>
      <text:p text:style-name="P13"><text:tab/>manager *m = (manager *)malloc(alloc_size);</text:p>
      <text:p text:style-name="P13"><text:soft-page-break/><text:tab/>init_manager(m, alloc_size);</text:p>
      <text:p text:style-name="P13"><text:tab/>printf("Before Enqueue\n");</text:p>
      <text:p text:style-name="P13"><text:tab/>print_manager_info(m);</text:p>
      <text:p text:style-name="P13"/>
      <text:p text:style-name="P13"><text:tab/>for(i = 0; i &lt; size; i++)</text:p>
      <text:p text:style-name="P13"><text:tab/><text:tab/>enqueue(m, data[i]);</text:p>
      <text:p text:style-name="P13"/>
      <text:p text:style-name="P13"><text:tab/>printf("After Enqueue\n");</text:p>
      <text:p text:style-name="P13"><text:tab/>print_queue(m);</text:p>
      <text:p text:style-name="P13"/>
      <text:p text:style-name="P13"><text:tab/>dequeue(m, data[1]);</text:p>
      <text:p text:style-name="P13"/>
      <text:p text:style-name="P13"><text:tab/>printf("After Dequeue\n");</text:p>
      <text:p text:style-name="P13"><text:tab/>print_queue(m);</text:p>
      <text:p text:style-name="P13"/>
      <text:p text:style-name="P13"><text:tab/>enqueue(m, 777);</text:p>
      <text:p text:style-name="P13"><text:tab/>print_manager_info(m);</text:p>
      <text:p text:style-name="P13"><text:tab/>print_queue(m);</text:p>
      <text:p text:style-name="P13"/>
      <text:p text:style-name="P13"><text:tab/>dequeue(m, data[4]);</text:p>
      <text:p text:style-name="P13"><text:tab/>dequeue(m, data[5]);</text:p>
      <text:p text:style-name="P13"><text:tab/>dequeue(m, data[6]);</text:p>
      <text:p text:style-name="P13"><text:tab/>enqueue(m, 333);</text:p>
      <text:p text:style-name="P13"><text:tab/>print_manager_info(m);</text:p>
      <text:p text:style-name="P13"><text:tab/>print_queue(m);</text:p>
      <text:p text:style-name="P13"/>
      <text:p text:style-name="P13">#if 1</text:p>
      <text:p text:style-name="P13"><text:tab/><text:span text:style-name="T2">// 강제로 꽉찼다 가정하고 free 공간을 활용 해보자!</text:span></text:p>
      <text:p text:style-name="P13"><text:tab/>is_full = true;</text:p>
      <text:p text:style-name="P13">#endif</text:p>
      <text:p text:style-name="P13"/>
      <text:p text:style-name="P13"><text:tab/>//if(is_it_full(m))</text:p>
      <text:p text:style-name="P13"><text:tab/>if(is_full)</text:p>
      <text:p text:style-name="P13"><text:tab/><text:tab/>enqueue_with_free(m, 3333);</text:p>
      <text:p text:style-name="P13"/>
      <text:p text:style-name="P13"><text:tab/>print_manager_info(m);</text:p>
      <text:p text:style-name="P13"><text:tab/>print_queue(m);</text:p>
      <text:p text:style-name="P13"/>
      <text:p text:style-name="P13"><text:tab/>return 0;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<text:soft-page-break/>&lt;<text:span text:style-name="T1">adv_queue.c</text:span>&gt; -<text:span text:style-name="T4">ver.me</text:span></text:p>
      <text:p text:style-name="P3"/>
      <text:p text:style-name="P14">#include&lt;stdio.h&gt;</text:p>
      <text:p text:style-name="P14">#include&lt;malloc.h&gt;</text:p>
      <text:p text:style-name="P14">#include&lt;time.h&gt;</text:p>
      <text:p text:style-name="P14">#include&lt;stdlib.h&gt;</text:p>
      <text:p text:style-name="P14"/>
      <text:p text:style-name="P14"/>
      <text:p text:style-name="P14">#define EMPTY 0</text:p>
      <text:p text:style-name="P14">#define SIZE 10</text:p>
      <text:p text:style-name="P14"/>
      <text:p text:style-name="P14">int flag=0;</text:p>
      <text:p text:style-name="P14"/>
      <text:p text:style-name="P14"/>
      <text:p text:style-name="P14">typedef struct __queue</text:p>
      <text:p text:style-name="P14">{</text:p>
      <text:p text:style-name="P14"><text:tab/>int data[0];</text:p>
      <text:p text:style-name="P20"><text:tab/>// 형체가 없지만 주소가 있는 상태이다. 구조체의 끝이자 시작이 되는 부분</text:p>
      <text:p text:style-name="P14"><text:tab/>int dflag[0];</text:p>
      <text:p text:style-name="P14">}queue;</text:p>
      <text:p text:style-name="P14"/>
      <text:p text:style-name="P14">queue *get_node()</text:p>
      <text:p text:style-name="P14">{</text:p>
      <text:p text:style-name="P14"><text:tab/>queue *tmp;</text:p>
      <text:p text:style-name="P14"><text:tab/>return tmp ;</text:p>
      <text:p text:style-name="P14">}</text:p>
      <text:p text:style-name="P14"/>
      <text:p text:style-name="P14">int enqueue(queue **head, int data, int index)</text:p>
      <text:p text:style-name="P14">{</text:p>
      <text:p text:style-name="P14">//<text:tab/>queue *tmp = *head;</text:p>
      <text:p text:style-name="P14"><text:tab/><text:span text:style-name="T2">// 기본 인덱스를 이용해서 값이 들어올 때마다 순서대로 값이 들어가도록 한다.</text:span></text:p>
      <text:p text:style-name="P14"><text:tab/>(*head)-&gt;data[index] = data;</text:p>
      <text:p text:style-name="P14"><text:tab/>return index+1;</text:p>
      <text:p text:style-name="P14">}</text:p>
      <text:p text:style-name="P14"/>
      <text:p text:style-name="P14">void print(queue **head,int dindex)</text:p>
      <text:p text:style-name="P14">{</text:p>
      <text:p text:style-name="P14"><text:tab/>int i=0;</text:p>
      <text:p text:style-name="P14"><text:tab/>int x=0;</text:p>
      <text:p text:style-name="P14"><text:tab/>printf("\n");</text:p>
      <text:p text:style-name="P14"/>
      <text:p text:style-name="P14"><text:tab/><text:span text:style-name="T2">// 기본으로 크기를 정해준 사이즈에서 지워준 인덱스 크기만큼을 더해 준다.</text:span></text:p>
      <text:p text:style-name="P14"><text:tab/>for(i = 0; i&lt;SIZE+dindex; i++)</text:p>
      <text:p text:style-name="P14"><text:tab/>{</text:p>
      <text:p text:style-name="P14"><text:tab/><text:tab/>// 기본 인덱스와 지울때 저장한 곳이 같을 때는 넘어간다.</text:p>
      <text:p text:style-name="P14"><text:tab/><text:tab/>if(i==(*head)-&gt;dflag[x]){<text:tab/><text:tab/></text:p>
      <text:p text:style-name="P14"><text:tab/><text:tab/><text:tab/>x++;</text:p>
      <text:p text:style-name="P14"><text:soft-page-break/><text:tab/><text:tab/><text:tab/>continue;</text:p>
      <text:p text:style-name="P14"><text:tab/><text:tab/>}</text:p>
      <text:p text:style-name="P14"><text:tab/><text:tab/>printf("data[%d]=[%d]\n",i,(*head)-&gt;data[i]);</text:p>
      <text:p text:style-name="P14"/>
      <text:p text:style-name="P14"><text:tab/>}</text:p>
      <text:p text:style-name="P14">}</text:p>
      <text:p text:style-name="P20">// 지울때 구조체에서 지운 위치의 기본인덱스를 저장한다.</text:p>
      <text:p text:style-name="P14">int dequeue(queue **head, int data, int dindex)</text:p>
      <text:p text:style-name="P14">{</text:p>
      <text:p text:style-name="P14"><text:tab/>int i=0;</text:p>
      <text:p text:style-name="P14"><text:tab/>for(i =0; i&lt;SIZE; i ++)</text:p>
      <text:p text:style-name="P14"><text:tab/>{</text:p>
      <text:p text:style-name="P14"><text:tab/><text:tab/>if((*head)-&gt;data[i] == data){</text:p>
      <text:p text:style-name="P14"><text:tab/><text:tab/><text:tab/>printf("\n%d는 %d번째 입니다. 지우겠습니다.\n",data,i+1);</text:p>
      <text:p text:style-name="P14"><text:tab/><text:tab/><text:tab/>(*head)-&gt;data[i] = 0;</text:p>
      <text:p text:style-name="P14"/>
      <text:p text:style-name="P14"><text:tab/><text:tab/><text:tab/>(*head)-&gt;dflag[dindex]= i;</text:p>
      <text:p text:style-name="P14"><text:tab/><text:tab/><text:tab/>printf("dflag 의 갯수:%d\n",++dindex);</text:p>
      <text:p text:style-name="P14"><text:tab/><text:tab/><text:span text:style-name="T2"><text:tab/>// 지울때의 dflag 에는 index i의 값을 넣는다.</text:span></text:p>
      <text:p text:style-name="P14"><text:tab/><text:tab/>}</text:p>
      <text:p text:style-name="P14"><text:tab/>}</text:p>
      <text:p text:style-name="P14"><text:tab/>return dindex;</text:p>
      <text:p text:style-name="P14">}</text:p>
      <text:p text:style-name="P14"/>
      <text:p text:style-name="P14">int main(void)</text:p>
      <text:p text:style-name="P14">{</text:p>
      <text:p text:style-name="P14"><text:tab/><text:span text:style-name="T2">// 4096이라는 크기를 미리 지정해 동적할당을 <text:s/></text:span><text:span text:style-name="T3">1번 </text:span><text:span text:style-name="T2">해준다.</text:span></text:p>
      <text:p text:style-name="P20"><text:tab/>// 한번만 실행하게 한다.</text:p>
      <text:p text:style-name="P14"><text:tab/>queue *head = (queue*)malloc(4096);</text:p>
      <text:p text:style-name="P14"><text:tab/>int i=0;</text:p>
      <text:p text:style-name="P14"><text:tab/>int index =0;</text:p>
      <text:p text:style-name="P14"><text:tab/>int dindex = 0;</text:p>
      <text:p text:style-name="P14"><text:tab/>int insert=3;</text:p>
      <text:p text:style-name="P14"/>
      <text:p text:style-name="P14">//<text:tab/>srand(time(NULL));</text:p>
      <text:p text:style-name="P14"><text:tab/>for(i=0;i&lt;SIZE; i++)</text:p>
      <text:p text:style-name="P14"><text:tab/><text:tab/>index = enqueue(&amp;head, rand()%20+1,index);</text:p>
      <text:p text:style-name="P14"><text:tab/>print(&amp;head,dindex);</text:p>
      <text:p text:style-name="P14"><text:tab/>dindex = dequeue(&amp;head,18,dindex);</text:p>
      <text:p text:style-name="P14"><text:tab/>print(&amp;head,dindex);</text:p>
      <text:p text:style-name="P14"><text:tab/>printf("\n%d를 집어 넣겠습니다.\n",insert);</text:p>
      <text:p text:style-name="P14"><text:tab/>index = enqueue(&amp;head, insert, index);</text:p>
      <text:p text:style-name="P14"><text:tab/>print(&amp;head,dindex);</text:p>
      <text:p text:style-name="P14"><text:tab/></text:p>
      <text:p text:style-name="P14"><text:tab/>dindex = dequeue(&amp;head,10,dindex);</text:p>
      <text:p text:style-name="P14"><text:tab/>print(&amp;head,dindex);</text:p>
      <text:p text:style-name="P14"/>
      <text:p text:style-name="P14"><text:tab/>return 0;</text:p>
      <text:p text:style-name="P14">}</text:p>
      <text:p text:style-name="P4"><text:soft-page-break/>&lt;<text:span text:style-name="T5">sem.c</text:span>&gt; </text:p>
      <text:p text:style-name="P15">#include "sem.h"</text:p>
      <text:p text:style-name="P15"/>
      <text:p text:style-name="P15">int main(void)</text:p>
      <text:p text:style-name="P15">{</text:p>
      <text:p text:style-name="P15"><text:tab/>int sid;</text:p>
      <text:p text:style-name="P15"><text:tab/><text:span text:style-name="T2">// 키 값을 지정한다.</text:span></text:p>
      <text:p text:style-name="P15"><text:tab/>sid = CreateSEM(0x777);</text:p>
      <text:p text:style-name="P15"/>
      <text:p text:style-name="P15"><text:tab/>printf("before\n");</text:p>
      <text:p text:style-name="P15"><text:tab/>p(sid);</text:p>
      <text:p text:style-name="P15"><text:tab/>printf("Enter Critical Section\n");</text:p>
      <text:p text:style-name="P15"><text:tab/>getchar();</text:p>
      <text:p text:style-name="P15"><text:tab/>v(sid);</text:p>
      <text:p text:style-name="P15"><text:tab/>printf("after\n");</text:p>
      <text:p text:style-name="P15"><text:tab/>return 0;</text:p>
      <text:p text:style-name="P15">}</text:p>
      <text:p text:style-name="P15"/>
      <text:p text:style-name="P5">&lt;<text:span text:style-name="T5">semlib.c</text:span>&gt;</text:p>
      <text:p text:style-name="P12">#include "sem.h"</text:p>
      <text:p text:style-name="P18">// 키값을 받아온다.</text:p>
      <text:p text:style-name="P12">int CreateSEM(key_t semkey)</text:p>
      <text:p text:style-name="P12">{</text:p>
      <text:p text:style-name="P12"><text:tab/>int status = 0,semid;</text:p>
      <text:p text:style-name="P12"/>
      <text:p text:style-name="P12"><text:tab/><text:span text:style-name="T2">// IPC = inter process communication 프로세스 여러개가 공유를 한다.</text:span></text:p>
      <text:p text:style-name="P18"><text:tab/>// EXCL : 해당 키값으로 세마포어가 있으면 씹어라</text:p>
      <text:p text:style-name="P12"><text:tab/>if((semid = semget(semkey, 1,SEMPERM |IPC_CREAT|IPC_EXCL)) == 1){</text:p>
      <text:p text:style-name="P12"><text:tab/><text:tab/></text:p>
      <text:p text:style-name="P12"><text:tab/><text:tab/>if(errno == EEXIST){</text:p>
      <text:p text:style-name="P12"><text:tab/><text:tab/><text:tab/><text:span text:style-name="T2">// 현재 있는 세마 포어를 가져오겠다.</text:span></text:p>
      <text:p text:style-name="P12"><text:tab/><text:tab/><text:tab/>semid = semget(semkey, 1, 0);</text:p>
      <text:p text:style-name="P12"><text:tab/><text:tab/>}</text:p>
      <text:p text:style-name="P12"><text:tab/><text:tab/>else</text:p>
      <text:p text:style-name="P12"><text:tab/><text:tab/><text:tab/>;</text:p>
      <text:p text:style-name="P12"><text:tab/>}</text:p>
      <text:p text:style-name="P12"><text:tab/>else{</text:p>
      <text:p text:style-name="P12"><text:tab/><text:tab/><text:tab/><text:span text:style-name="T2">// SETVAL 하면 세마포어를 0로 하겠다.</text:span></text:p>
      <text:p text:style-name="P12"><text:tab/><text:tab/><text:tab/>status = semctl(semid,0,SETVAL,2);</text:p>
      <text:p text:style-name="P12"><text:tab/>}</text:p>
      <text:p text:style-name="P12"><text:tab/>if(semid == -1 || status == -1){</text:p>
      <text:p text:style-name="P12"><text:tab/><text:tab/>return -1;</text:p>
      <text:p text:style-name="P12"><text:tab/>}</text:p>
      <text:p text:style-name="P12"><text:tab/>else</text:p>
      <text:p text:style-name="P12"><text:tab/><text:tab/>;</text:p>
      <text:p text:style-name="P12"/>
      <text:p text:style-name="P12"><text:tab/>return semid;</text:p>
      <text:p text:style-name="P12"><text:soft-page-break/>}</text:p>
      <text:p text:style-name="P12"/>
      <text:p text:style-name="P12">int p(int semid)</text:p>
      <text:p text:style-name="P12">{</text:p>
      <text:p text:style-name="P18"><text:tab/>// 세마포어르 원래 값으로 돌려라 0으로 돌아감.</text:p>
      <text:p text:style-name="P12"><text:tab/>struct sembuf p_buf = {0,-1,SEM_UNDO};</text:p>
      <text:p text:style-name="P18"><text:tab/>// 세마포어 값을 1증가시켜라.. 윗줄과 아랫줄 합치는게 세마포어 1증가.</text:p>
      <text:p text:style-name="P12"><text:tab/>if(semop(semid,&amp;p_buf,1)== -1)</text:p>
      <text:p text:style-name="P12"><text:tab/><text:tab/>return -1;</text:p>
      <text:p text:style-name="P12"><text:tab/>return 0;</text:p>
      <text:p text:style-name="P12">}</text:p>
      <text:p text:style-name="P12"/>
      <text:p text:style-name="P12"/>
      <text:p text:style-name="P12">int v(int semid)</text:p>
      <text:p text:style-name="P12">{</text:p>
      <text:p text:style-name="P18"><text:tab/>// 이것은 뺄셈 할때 이렇게 쓴다. 0,1 들어간거.UNDO 프로세스가 종료가될때 초기화를 시킨다.</text:p>
      <text:p text:style-name="P12"><text:tab/>struct sembuf p_buf = {0,1, SEM_UNDO};</text:p>
      <text:p text:style-name="P12"><text:tab/><text:span text:style-name="T2">// 세마포어에 있는 CNT 값이 -1 을 하고 리턴은 잘되면 0이다.</text:span></text:p>
      <text:p text:style-name="P12"><text:tab/>if(semop(semid, &amp;p_buf,1) == -1)</text:p>
      <text:p text:style-name="P12"><text:tab/><text:tab/>return -1;</text:p>
      <text:p text:style-name="P12"><text:tab/>return 0;</text:p>
      <text:p text:style-name="P12">}</text:p>
      <text:p text:style-name="P12"/>
      <text:p text:style-name="P5">&lt;<text:span text:style-name="T5">sem.h</text:span>&gt;</text:p>
      <text:p text:style-name="P12">#ifndef<text:tab/>__SEM_H__</text:p>
      <text:p text:style-name="P12">#define __SEM_H__</text:p>
      <text:p text:style-name="P12"/>
      <text:p text:style-name="P12">#include&lt;sys/types.h&gt;</text:p>
      <text:p text:style-name="P12">#include&lt;sys/ipc.h&gt;</text:p>
      <text:p text:style-name="P12">#include&lt;sys/sem.h&gt;</text:p>
      <text:p text:style-name="P12">#include&lt;stdio.h&gt;</text:p>
      <text:p text:style-name="P12">#include&lt;string.h&gt;</text:p>
      <text:p text:style-name="P12">#include&lt;stdlib.h&gt;</text:p>
      <text:p text:style-name="P12">#include&lt;errno.h&gt;</text:p>
      <text:p text:style-name="P12"/>
      <text:p text:style-name="P12">#define SEMPERM 0777</text:p>
      <text:p text:style-name="P12"/>
      <text:p text:style-name="P12">int CreateSEM(key_t semkey);</text:p>
      <text:p text:style-name="P12">int p(int semid);</text:p>
      <text:p text:style-name="P12">int v(int semid);</text:p>
      <text:p text:style-name="P12"/>
      <text:p text:style-name="P12">#endif</text:p>
      <text:p text:style-name="P12"/>
      <text:p text:style-name="P12"/>
      <text:p text:style-name="P12"/>
      <text:p text:style-name="P12"/>
      <text:p text:style-name="P12"/>
      <text:p text:style-name="P12"/>
      <text:p text:style-name="P26"><text:soft-page-break/>setctl(int semid , int semnum, int cmd , union semun arg)</text:p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Strong_20_Emphasis"><text:span text:style-name="T6">i</text:span></text:span><text:span text:style-name="Strong_20_Emphasis">nt</text:span> semid</text:p>
          </table:table-cell>
          <table:table-cell table:style-name="Table2.A1" office:value-type="string">
            <text:p text:style-name="Table_20_Contents">시스템에서 세머포어를 식별하는 집합 번호 </text:p>
          </table:table-cell>
        </table:table-row>
      </table:table>
      <text:p text:style-name="P2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7">int</text:span> semnum</text:p>
          </table:table-cell>
          <table:table-cell table:style-name="Table3.A1" office:value-type="string">
            <text:p text:style-name="Table_20_Contents">세마포어 집합 내에서의 세마포어 위치 </text:p>
          </table:table-cell>
        </table:table-row>
      </table:table>
      <text:p text:style-name="P24"/>
      <text:p text:style-name="P25">Int cmd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cmd</text:p>
          </table:table-cell>
          <table:table-cell table:style-name="Table1.A1" office:value-type="string">
            <text:p text:style-name="P28">cmd 내용 </text:p>
          </table:table-cell>
        </table:table-row>
        <table:table-row>
          <table:table-cell table:style-name="Table1.A2" office:value-type="string">
            <text:p text:style-name="Table_20_Contents">GETVAL</text:p>
          </table:table-cell>
          <table:table-cell table:style-name="Table1.A2" office:value-type="string">
            <text:p text:style-name="Table_20_Contents">세마포어의 현재 값을 구한다. </text:p>
          </table:table-cell>
        </table:table-row>
        <table:table-row>
          <table:table-cell table:style-name="Table1.A2" office:value-type="string">
            <text:p text:style-name="Table_20_Contents">GETPID</text:p>
          </table:table-cell>
          <table:table-cell table:style-name="Table1.A2" office:value-type="string">
            <text:p text:style-name="Table_20_Contents">세마포어에 가장 최근에 접근했던 프로세스의 프로세스 ID를 구한다. </text:p>
          </table:table-cell>
        </table:table-row>
        <table:table-row>
          <table:table-cell table:style-name="Table1.A2" office:value-type="string">
            <text:p text:style-name="Table_20_Contents">GETNCNT</text:p>
          </table:table-cell>
          <table:table-cell table:style-name="Table1.A2" office:value-type="string">
            <text:p text:style-name="Table_20_Contents">세마포어 값이 증가하기를 기다리는 프로세스의 개수 </text:p>
          </table:table-cell>
        </table:table-row>
        <table:table-row>
          <table:table-cell table:style-name="Table1.A2" office:value-type="string">
            <text:p text:style-name="Table_20_Contents">GETZCNT</text:p>
          </table:table-cell>
          <table:table-cell table:style-name="Table1.A2" office:value-type="string">
            <text:p text:style-name="Table_20_Contents">세마포어 값이 0 이 되기를 기다리는 프로세스의 개수 </text:p>
          </table:table-cell>
        </table:table-row>
        <table:table-row>
          <table:table-cell table:style-name="Table1.A2" office:value-type="string">
            <text:p text:style-name="Table_20_Contents">GETALL</text:p>
          </table:table-cell>
          <table:table-cell table:style-name="Table1.A2" office:value-type="string">
            <text:p text:style-name="Table_20_Contents">세마포어 집합의 모든 세마포어 값을 구한다. </text:p>
          </table:table-cell>
        </table:table-row>
        <table:table-row>
          <table:table-cell table:style-name="Table1.A2" office:value-type="string">
            <text:p text:style-name="Table_20_Contents">SETVAL</text:p>
          </table:table-cell>
          <table:table-cell table:style-name="Table1.A2" office:value-type="string">
            <text:p text:style-name="Table_20_Contents">세마포어 값을 설정 </text:p>
          </table:table-cell>
        </table:table-row>
        <table:table-row>
          <table:table-cell table:style-name="Table1.A2" office:value-type="string">
            <text:p text:style-name="Table_20_Contents">SETALL</text:p>
          </table:table-cell>
          <table:table-cell table:style-name="Table1.A2" office:value-type="string">
            <text:p text:style-name="Table_20_Contents">세마퍼어 집합의 모든 세마포어 값을 설정 </text:p>
          </table:table-cell>
        </table:table-row>
        <table:table-row>
          <table:table-cell table:style-name="Table1.A2" office:value-type="string">
            <text:p text:style-name="Table_20_Contents">IPC_STAT</text:p>
          </table:table-cell>
          <table:table-cell table:style-name="Table1.A2" office:value-type="string">
            <text:p text:style-name="Table_20_Contents">세마포어의 정보를 구한다. </text:p>
          </table:table-cell>
        </table:table-row>
        <table:table-row>
          <table:table-cell table:style-name="Table1.A2" office:value-type="string">
            <text:p text:style-name="Table_20_Contents">IPC_SET</text:p>
          </table:table-cell>
          <table:table-cell table:style-name="Table1.A2" office:value-type="string">
            <text:p text:style-name="Table_20_Contents">세마포어의 소유권과 접근 허가를 설정 </text:p>
          </table:table-cell>
        </table:table-row>
        <table:table-row>
          <table:table-cell table:style-name="Table1.A2" office:value-type="string">
            <text:p text:style-name="Table_20_Contents">IPC_RMID</text:p>
          </table:table-cell>
          <table:table-cell table:style-name="Table1.A2" office:value-type="string">
            <text:p text:style-name="Table_20_Contents">세마포어 집합을 삭제 </text:p>
          </table:table-cell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Table_20_Contents"><text:span text:style-name="T7">union</text:span> semun arg</text:p>
          </table:table-cell>
          <table:table-cell table:style-name="Table4.B1" office:value-type="string">
            <text:p text:style-name="Table_20_Contents">CMD 에 따라 달라지며, 설정 또는 값을 구하는 변수 </text:p>
          </table:table-cell>
        </table:table-row>
      </table:table>
      <text:p text:style-name="P12"/>
      <text:p text:style-name="P30"/>
      <text:p text:style-name="P30"/>
      <text:p text:style-name="P30">int semop ( int semid, struct sembuf *sops, unsigned nsops);</text:p>
      <text:p text:style-name="P29">첫번째 아규먼트는 semget() 호출에 의해 반환된 키값이다. </text:p>
      <text:p text:style-name="P29">두번째 아규먼트(sops)는 세마퍼 집합에서 수행될 <text:span text:style-name="T8">동작</text:span> 배열을 가리키는 포인터이고 </text:p>
      <text:p text:style-name="P29">세번째 아규먼트(nsops)는 배열안에 있는 동작의 갯수이다. </text:p>
      <text:p text:style-name="P27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8:54:06.978885239</meta:creation-date>
    <dc:date>2018-03-28T21:37:06.057945361</dc:date>
    <meta:editing-duration>PT57M15S</meta:editing-duration>
    <meta:editing-cycles>8</meta:editing-cycles>
    <meta:generator>LibreOffice/5.1.6.2$Linux_X86_64 LibreOffice_project/10m0$Build-2</meta:generator>
    <meta:document-statistic meta:table-count="4" meta:image-count="0" meta:object-count="0" meta:page-count="12" meta:paragraph-count="424" meta:word-count="1915" meta:character-count="7959" meta:non-whitespace-character-count="6783"/>
  </office:meta>
</office:document-meta>
</file>